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4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ログインユーザー名一覧</text:p>
          </table:table-cell>
          <table:covered-table-cell table:style-name="Default"/>
          <table:table-cell table:style-name="Default"/>
          <table:table-cell/>
          <table:table-cell table:style-name="Default" office:value-type="string" calcext:value-type="string" table:number-columns-spanned="2" table:number-rows-spanned="1">
            <text:p>ログインパスワード一覧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'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0’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office:value-type="string" calcext:value-type="string">
            <text:p>syste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string" calcext:value-type="string">
            <text:p>' 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0101’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'0101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'7ujMko0admin'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5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'888888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aqu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'1111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Win1doW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'666666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slwific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taZz@23495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ik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19])" office:value-type="float" office:value="43" calcext:value-type="float">
            <text:p>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elinux1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合計</text:p>
          </table:table-cell>
          <table:table-cell/>
          <table:table-cell table:formula="of:=SUM([.G2:.G30])"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00/00/00</text:date>, <text:time style:data-style-name="N2" text:time-value="09:44:15.4330227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16:55.743369236</meta:creation-date>
    <dc:date>2020-02-10T09:53:47.497201941</dc:date>
    <meta:editing-duration>PT37M43S</meta:editing-duration>
    <meta:editing-cycles>7</meta:editing-cycles>
    <meta:generator>LibreOffice/6.0.7.3$Linux_X86_64 LibreOffice_project/00m0$Build-3</meta:generator>
    <meta:document-statistic meta:table-count="1" meta:cell-count="110" meta:object-count="0"/>
  </office:meta>
</office:document-meta>
</file>